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191" officeooo:paragraph-rsid="001d1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moji, para inserirmos emojis no JavaScript, nós primeiro, vamos na emoji pedia e copiamos o código do emoji que queremos, depois, nós tiramos o sinal de + e mantemos apenas o “\U” e o código. Por fim, nós colocamos o código dentro de chaves, ficando assim \U{1f603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4T13:21:59.806000000</meta:creation-date>
    <dc:date>2022-12-24T13:26:34.553000000</dc:date>
    <meta:editing-duration>PT4M35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47" meta:character-count="267" meta:non-whitespace-character-count="220"/>
  </office:meta>
</office:document-meta>
</file>